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8c792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 style:list-style-name="L3"/>
    <style:style style:name="P4" style:family="paragraph" style:parent-style-name="Preformatted_20_Text" style:list-style-name="L3">
      <style:paragraph-properties fo:margin-top="0in" fo:margin-bottom="0.1965in" style:contextual-spacing="false"/>
    </style:style>
    <style:style style:name="P5" style:family="paragraph" style:parent-style-name="Preformatted_20_Text">
      <style:text-properties officeooo:paragraph-rsid="0008c792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>
      <style:text-properties officeooo:paragraph-rsid="0008c792"/>
    </style:style>
    <style:style style:name="T1" style:family="text">
      <style:text-properties officeooo:rsid="000a7f9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hh got it — thanks for the paths. I’ll tailor this exactly to <text:span text:style-name="Strong_20_Emphasis">your</text:span> venvs and layout.</text:p>
      <text:h text:style-name="Heading_20_1" text:outline-level="1">One-box startup (your paths)</text:h>
      <text:h text:style-name="Heading_20_2" text:outline-level="2">0) What we’re starting</text:h>
      <text:list xml:id="list2600904688" text:style-name="L1">
        <text:list-item>
          <text:p text:style-name="P6"><text:span text:style-name="Strong_20_Emphasis">ComfyUI</text:span> (images): <text:span text:style-name="Source_20_Text">http://127.0.0.1:8188</text:span></text:p>
        </text:list-item>
        <text:list-item>
          <text:p text:style-name="P6"><text:span text:style-name="Strong_20_Emphasis">vLLM</text:span> (LLM, OpenAI-compatible): <text:span text:style-name="Source_20_Text">http://127.0.0.1:8008/v1</text:span></text:p>
        </text:list-item>
        <text:list-item>
          <text:p text:style-name="P6"><text:span text:style-name="Strong_20_Emphasis">Lexi</text:span> (API + web): API on <text:span text:style-name="Source_20_Text">:8000</text:span>, frontend dev on <text:span text:style-name="Source_20_Text">:3000</text:span></text:p>
        </text:list-item>
      </text:list>
      <text:p text:style-name="Horizontal_20_Line"/>
      <text:h text:style-name="Heading_20_2" text:outline-level="2">1) ComfyUI (your venv)</text:h>
      <text:p text:style-name="Preformatted_20_Text"><text:span text:style-name="Source_20_Text">cd /mnt/data/comfy</text:span></text:p>
      <text:p text:style-name="Preformatted_20_Text"><text:span text:style-name="Source_20_Text">source venv/bin/activate <text:s text:c="9"/># ⬅️ your Comfy venv</text:span></text:p>
      <text:p text:style-name="P2"><text:span text:style-name="Source_20_Text">python3 main.py --listen 0.0.0.0 --port 8188</text:span></text:p>
      <text:p text:style-name="Text_20_body">Quick check:</text:p>
      <text:p text:style-name="P2"><text:span text:style-name="Source_20_Text">curl -i http://127.0.0.1:8188/</text:span></text:p>
      <text:p text:style-name="Horizontal_20_Line"/>
      <text:h text:style-name="Heading_20_2" text:outline-level="2">2) vLLM (your venv)</text:h>
      <text:p text:style-name="Preformatted_20_Text"><text:span text:style-name="Source_20_Text">source /mnt/data/vllm-venv/bin/activate</text:span></text:p>
      <text:p text:style-name="Preformatted_20_Text"><text:span text:style-name="Source_20_Text"/></text:p>
      <text:p text:style-name="Preformatted_20_Text"><text:span text:style-name="Source_20_Text">CUDA_VISIBLE_DEVICES=4,5,6,7 \</text:span></text:p>
      <text:p text:style-name="Preformatted_20_Text"><text:span text:style-name="Source_20_Text">python -m vllm.entrypoints.openai.api_server \</text:span></text:p>
      <text:p text:style-name="Preformatted_20_Text"><text:span text:style-name="Source_20_Text"><text:s text:c="2"/>--host 127.0.0.1 \</text:span></text:p>
      <text:p text:style-name="Preformatted_20_Text"><text:span text:style-name="Source_20_Text"><text:s text:c="2"/>--port 8008 \</text:span></text:p>
      <text:p text:style-name="Preformatted_20_Text"><text:span text:style-name="Source_20_Text"><text:s text:c="2"/>--model /mnt/data/models/Qwen/Qwen2.5-32B-Instruct-FP16 \</text:span></text:p>
      <text:p text:style-name="Preformatted_20_Text"><text:span text:style-name="Source_20_Text"><text:s text:c="2"/>--served-model-name /mnt/data/models/Qwen/Qwen2.5-32B-Instruct-FP16 \</text:span></text:p>
      <text:p text:style-name="Preformatted_20_Text"><text:span text:style-name="Source_20_Text"><text:s text:c="2"/>--tensor-parallel-size 4 \</text:span></text:p>
      <text:p text:style-name="Preformatted_20_Text"><text:span text:style-name="Source_20_Text"><text:s text:c="2"/>--max-num-seqs 32 \</text:span></text:p>
      <text:p text:style-name="Preformatted_20_Text"><text:span text:style-name="Source_20_Text"><text:s text:c="2"/>--gpu-memory-utilization 0.90</text:span></text:p>
      <text:p text:style-name="Preformatted_20_Text"><text:span text:style-name="Source_20_Text"/></text:p>
      <text:p text:style-name="Text_20_body">(Using the <text:span text:style-name="Strong_20_Emphasis">full path</text:span> as the served model name because that’s the id your setup expects.)</text:p>
      <text:p text:style-name="Text_20_body">Test it:</text:p>
      <text:p text:style-name="Preformatted_20_Text"><text:span text:style-name="Source_20_Text">curl -s http://127.0.0.1:8008/v1/chat/completions \</text:span></text:p>
      <text:p text:style-name="Preformatted_20_Text"><text:span text:style-name="Source_20_Text"><text:s text:c="2"/>-H "Authorization: Bearer sk-local" -H "Content-Type: application/json" \</text:span></text:p>
      <text:p text:style-name="P2"><text:span text:style-name="Source_20_Text"><text:s text:c="2"/>-d '{"model":"/mnt/data/models/Qwen/Qwen2.5-32B-Instruct-FP16","messages":[{"role":"user","content":"Say hi in one word."}]}'</text:span></text:p>
      <text:p text:style-name="Horizontal_20_Line"/>
      <text:h text:style-name="Heading_20_2" text:outline-level="2"><text:soft-page-break/>3) Lexi (your venv + <text:span text:style-name="Source_20_Text">start_lex.py</text:span>)</text:h>
      <text:h text:style-name="Heading_20_3" text:outline-level="3">3.1 Activate venv &amp; set env vars</text:h>
      <text:p text:style-name="P5"><text:span text:style-name="Source_20_Text">cd /mnt/data/Lex</text:span></text:p>
      <text:p text:style-name="P5"><text:span text:style-name="Source_20_Text">source .venv/bin/activate</text:span></text:p>
      <text:p text:style-name="P5"><text:span text:style-name="Source_20_Text">source .env.lex</text:span></text:p>
      <text:p text:style-name="P5"><text:span text:style-name="Source_20_Text"><text:s text:c="11"/># ⬅️ your Lex venv</text:span></text:p>
      <text:p text:style-name="Preformatted_20_Text"/>
      <text:p text:style-name="Preformatted_20_Text"><text:span text:style-name="Source_20_Text"># Tell Lexi where to find vLLM + Comfy, and which model id to use:</text:span></text:p>
      <text:p text:style-name="Preformatted_20_Text"><text:span text:style-name="Source_20_Text">export LLM_API_BASE="http://127.0.0.1:8008/v1"</text:span></text:p>
      <text:p text:style-name="Preformatted_20_Text"><text:span text:style-name="Source_20_Text">export LLM_API_KEY="sk-local"</text:span></text:p>
      <text:p text:style-name="Preformatted_20_Text"><text:span text:style-name="Source_20_Text">export LLM_MODEL="/mnt/data/models/Qwen/Qwen2.5-32B-Instruct-FP16"</text:span></text:p>
      <text:p text:style-name="Preformatted_20_Text"><text:span text:style-name="Source_20_Text">export COMFY_URL="http://127.0.0.1:8188"</text:span></text:p>
      <text:p text:style-name="Preformatted_20_Text"/>
      <text:p text:style-name="Preformatted_20_Text"><text:span text:style-name="Source_20_Text"># (Optional but harmless: mirror legacy OPENAI_* for any code paths still reading them)</text:span></text:p>
      <text:p text:style-name="Preformatted_20_Text"><text:span text:style-name="Source_20_Text">export OPENAI_API_BASE="$LLM_API_BASE"</text:span></text:p>
      <text:p text:style-name="Preformatted_20_Text"><text:span text:style-name="Source_20_Text">export OPENAI_API_KEY="$LLM_API_KEY"</text:span></text:p>
      <text:p text:style-name="P2"><text:span text:style-name="Source_20_Text">export LEX_MODEL_ID="$LLM_MODEL"</text:span></text:p>
      <text:h text:style-name="P1" text:outline-level="3"><text:span text:style-name="Source_20_Text">python3 start_lex.py </text:span></text:h>
      <text:h text:style-name="P1" text:outline-level="3"><text:span text:style-name="Source_20_Text"/></text:h>
      <text:h text:style-name="P1" text:outline-level="3">3.2 Start Lex with your launcher</text:h>
      <text:p text:style-name="P2"><text:span text:style-name="Source_20_Text">python3 /mnt/data/Lex/start_lex.py</text:span></text:p>
      <text:p text:style-name="P9"><text:span text:style-name="Source_20_Text"><text:s text:c="2"/></text:span></text:p>
      <text:p text:style-name="P9">You want to see something like:</text:p>
      <text:p text:style-name="Preformatted_20_Text"><text:span text:style-name="Source_20_Text">Using OpenAI API at http://127.0.0.1:8008/v1 with model=/mnt/data/models/Qwen/Qwen2.5-32B-Instruct-FP16</text:span></text:p>
      <text:p text:style-name="P2"><text:span text:style-name="Source_20_Text">Application startup complete.</text:span></text:p>
      <text:h text:style-name="Heading_20_3" text:outline-level="3">3.3 (Alt) Run backend directly (if you prefer)</text:h>
      <text:p text:style-name="P2"><text:span text:style-name="Source_20_Text">uvicorn Lex.lex.core.backend_core:app --host 0.0.0.0 --port 8000 --reload</text:span></text:p>
      <text:h text:style-name="Heading_20_3" text:outline-level="3">3.4 Frontend dev server</text:h>
      <text:p text:style-name="Text_20_body">From the frontend folder (if you run one):</text:p>
      <text:p text:style-name="Preformatted_20_Text"><text:span text:style-name="Source_20_Text">cd /mnt/data/Lex/frontend</text:span></text:p>
      <text:p text:style-name="Preformatted_20_Text"><text:span text:style-name="Source_20_Text"># Make sure the FE talks to the backend:</text:span></text:p>
      <text:p text:style-name="Preformatted_20_Text"><text:span text:style-name="Source_20_Text"># Option A (runtime): add this before your bundle in index.html</text:span></text:p>
      <text:p text:style-name="Preformatted_20_Text"><text:span text:style-name="Source_20_Text"># <text:s text:c="2"/>&lt;script&gt;window.__BACKEND__="http://127.0.0.1:8000";&lt;/script&gt;</text:span></text:p>
      <text:p text:style-name="Preformatted_20_Text"><text:span text:style-name="Source_20_Text"># Option B (webpack DefinePlugin): set process.env.VITE_BACKEND to that URL.</text:span></text:p>
      <text:p text:style-name="Preformatted_20_Text"><text:span text:style-name="Source_20_Text">npm run dev</text:span></text:p>
      <text:p text:style-name="P2"><text:span text:style-name="Source_20_Text"># open http://127.0.0.1:3000</text:span></text:p>
      <text:p text:style-name="Horizontal_20_Line"/>
      <text:h text:style-name="Heading_20_2" text:outline-level="2"><text:soft-page-break/>4) Quick end-to-end tests</text:h>
      <text:p text:style-name="Text_20_body"><text:span text:style-name="Strong_20_Emphasis">Check persona routes exist where FE hits:</text:span></text:p>
      <text:p text:style-name="Preformatted_20_Text"><text:span text:style-name="Source_20_Text">curl -s http://127.0.0.1:8000/openapi.json | python3 - &lt;&lt;'PY'</text:span></text:p>
      <text:p text:style-name="Preformatted_20_Text"><text:span text:style-name="Source_20_Text">import sys,json</text:span></text:p>
      <text:p text:style-name="Preformatted_20_Text"><text:span text:style-name="Source_20_Text">d=json.load(sys.stdin)</text:span></text:p>
      <text:p text:style-name="Preformatted_20_Text"><text:span text:style-name="Source_20_Text">print("\n".join(sorted(p for p in d.get("paths",{}) if p.startswith("/lex/persona/"))))</text:span></text:p>
      <text:p text:style-name="Preformatted_20_Text"><text:span text:style-name="Source_20_Text">PY</text:span></text:p>
      <text:p text:style-name="P2"><text:span text:style-name="Source_20_Text"># expect: /lex/persona/get, /lex/persona/intent, ...</text:span></text:p>
      <text:p text:style-name="Text_20_body"><text:span text:style-name="Strong_20_Emphasis">Chat through Lex backend (exercises vLLM):</text:span></text:p>
      <text:p text:style-name="Preformatted_20_Text"><text:span text:style-name="Source_20_Text">curl -s -X POST http://127.0.0.1:8000/lex/process \</text:span></text:p>
      <text:p text:style-name="Preformatted_20_Text"><text:span text:style-name="Source_20_Text"><text:s text:c="2"/>-H 'content-type: application/json' \</text:span></text:p>
      <text:p text:style-name="Preformatted_20_Text"><text:span text:style-name="Source_20_Text"><text:s text:c="2"/>-d '{"prompt":"Say hi in one word."}'</text:span></text:p>
      <text:p text:style-name="P2"><text:span text:style-name="Source_20_Text"># expect HTTP 200 and a one-word reply</text:span></text:p>
      <text:p text:style-name="Text_20_body">If that 500s, it’s almost always one of:</text:p>
      <text:list xml:id="list4283361974" text:style-name="L2">
        <text:list-item>
          <text:p text:style-name="P7"><text:span text:style-name="Source_20_Text">LLM_MODEL</text:span> not set to the <text:span text:style-name="Strong_20_Emphasis">full path</text:span> (must match exactly what vLLM serves).</text:p>
        </text:list-item>
        <text:list-item>
          <text:p text:style-name="P7">You’re still on an older <text:span text:style-name="Source_20_Text">persona_core.py</text:span> without the UTF-8 guard (see “Hardening” below).</text:p>
        </text:list-item>
      </text:list>
      <text:p text:style-name="Horizontal_20_Line"/>
      <text:h text:style-name="Heading_20_2" text:outline-level="2">5) tmux one-liner (your venvs/paths)</text:h>
      <text:p text:style-name="Preformatted_20_Text"><text:span text:style-name="Source_20_Text">tmux new -s lexi -d</text:span></text:p>
      <text:p text:style-name="Preformatted_20_Text"/>
      <text:p text:style-name="Preformatted_20_Text"><text:span text:style-name="Source_20_Text">tmux new-window -t lexi:1 -n comfy <text:s/>"bash -lc 'cd /mnt/data/comfy &amp;&amp; source venv/bin/activate &amp;&amp; python3 main.py --listen 0.0.0.0 --port 8188'"</text:span></text:p>
      <text:p text:style-name="Preformatted_20_Text"><text:span text:style-name="Source_20_Text">tmux new-window -t lexi:2 -n vllm <text:s text:c="2"/>"bash -lc 'source /mnt/data/vllm-venv/bin/activate &amp;&amp; python -m vllm.entrypoints.openai.api_server --host 127.0.0.1 --port 8008 --model /mnt/data/models/Qwen/Qwen2.5-32B-Instruct-FP16 --served-model-name /mnt/data/models/Qwen/Qwen2.5-32B-Instruct-FP16'"</text:span></text:p>
      <text:p text:style-name="Preformatted_20_Text"><text:span text:style-name="Source_20_Text">tmux new-window -t lexi:3 -n backend "bash -lc 'cd /mnt/data/Lex &amp;&amp; source .venv/bin/activate &amp;&amp; export LLM_API_BASE=http://127.0.0.1:8008/v1 LLM_API_KEY=sk-local LLM_MODEL=/mnt/data/models/Qwen/Qwen2.5-32B-Instruct-FP16 COMFY_URL=http://127.0.0.1:8188 OPENAI_API_BASE=http://127.0.0.1:8008/v1 OPENAI_API_KEY=sk-local LEX_MODEL_ID=/mnt/data/models/Qwen/Qwen2.5-32B-Instruct-FP16 &amp;&amp; python3 start_lex.py'"</text:span></text:p>
      <text:p text:style-name="Preformatted_20_Text"><text:span text:style-name="Source_20_Text">tmux new-window -t lexi:4 -n fe <text:s text:c="5"/>"bash -lc 'cd /mnt/data/Lex/frontend &amp;&amp; VITE_BACKEND=http://127.0.0.1:8000 npm run dev'"</text:span></text:p>
      <text:p text:style-name="Preformatted_20_Text"/>
      <text:p text:style-name="P2"><text:span text:style-name="Source_20_Text">tmux attach -t lexi</text:span></text:p>
      <text:p text:style-name="Horizontal_20_Line"/>
      <text:h text:style-name="Heading_20_2" text:outline-level="2">6) Hardening (so those old crashes never come back)</text:h>
      <text:list xml:id="list2775424259" text:style-name="L3">
        <text:list-item>
          <text:p text:style-name="P8">In <text:span text:style-name="Source_20_Text">Lex/lex/persona/persona_core.py</text:span>, make encoding immutable and reset per turn (prevents that “unknown encoding: …role play…” crash):</text:p>
          <text:p text:style-name="P3"><text:soft-page-break/><text:span text:style-name="Source_20_Text"># inside class LexPersona</text:span></text:p>
          <text:p text:style-name="P3"><text:span text:style-name="Source_20_Text">_encoding = "utf-8"</text:span></text:p>
          <text:p text:style-name="P3"><text:span text:style-name="Source_20_Text">@property</text:span></text:p>
          <text:p text:style-name="P3"><text:span text:style-name="Source_20_Text">def encoding(self): return "utf-8"</text:span></text:p>
          <text:p text:style-name="P3"><text:span text:style-name="Source_20_Text">@encoding.setter</text:span></text:p>
          <text:p text:style-name="P3"><text:span text:style-name="Source_20_Text">def encoding(self, value): self._encoding = "utf-8"</text:span></text:p>
          <text:p text:style-name="P3"/>
          <text:p text:style-name="P3"><text:span text:style-name="Source_20_Text">def chat(self, user_message: str) -&gt; str:</text:span></text:p>
          <text:p text:style-name="P3"><text:span text:style-name="Source_20_Text"><text:s text:c="4"/>self.encoding = "utf-8" <text:s/># reset each turn</text:span></text:p>
          <text:p text:style-name="P4"><text:span text:style-name="Source_20_Text"><text:s text:c="4"/>...</text:span></text:p>
          <text:p text:style-name="P8">And use literal <text:span text:style-name="Source_20_Text">"utf-8"</text:span> in any <text:span text:style-name="Source_20_Text">.encode()</text:span> calls (don’t depend on <text:span text:style-name="Source_20_Text">self.encoding</text:span>).</text:p>
        </text:list-item>
        <text:list-item>
          <text:p text:style-name="P8">Ensure persona routes are mounted at <text:span text:style-name="Source_20_Text">/lex/persona/*</text:span> in the backend (your OpenAPI dump showed they are).</text:p>
        </text:list-item>
      </text:list>
      <text:p text:style-name="Horizontal_20_Line"/>
      <text:h text:style-name="Heading_20_2" text:outline-level="2">7) Tiny “.env” you can source before launching Lex</text:h>
      <text:p text:style-name="Text_20_body">Create <text:span text:style-name="Source_20_Text">/mnt/data/Lex/.env.lex</text:span>:</text:p>
      <text:p text:style-name="Preformatted_20_Text"><text:span text:style-name="Source_20_Text">export LLM_API_BASE="http://127.0.0.1:8008/v1"</text:span></text:p>
      <text:p text:style-name="Preformatted_20_Text"><text:span text:style-name="Source_20_Text">export LLM_API_KEY="sk-local"</text:span></text:p>
      <text:p text:style-name="Preformatted_20_Text"><text:span text:style-name="Source_20_Text">export LLM_MODEL="/mnt/data/models/Qwen/Qwen2.5-32B-Instruct-FP16"</text:span></text:p>
      <text:p text:style-name="Preformatted_20_Text"><text:span text:style-name="Source_20_Text">export COMFY_URL="http://127.0.0.1:8188"</text:span></text:p>
      <text:p text:style-name="Preformatted_20_Text"><text:span text:style-name="Source_20_Text">export OPENAI_API_BASE="$LLM_API_BASE"</text:span></text:p>
      <text:p text:style-name="Preformatted_20_Text"><text:span text:style-name="Source_20_Text">export OPENAI_API_KEY="$LLM_API_KEY"</text:span></text:p>
      <text:p text:style-name="P2"><text:span text:style-name="Source_20_Text">export LEX_MODEL_ID="$LLM_MODEL"</text:span></text:p>
      <text:p text:style-name="Text_20_body">Then:</text:p>
      <text:p text:style-name="Preformatted_20_Text"><text:span text:style-name="Source_20_Text">cd /mnt/data/Lex</text:span></text:p>
      <text:p text:style-name="Preformatted_20_Text"><text:span text:style-name="Source_20_Text">source .venv/bin/activate</text:span></text:p>
      <text:p text:style-name="Preformatted_20_Text"><text:span text:style-name="Source_20_Text">source .env.lex</text:span></text:p>
      <text:p text:style-name="P2"><text:span text:style-name="Source_20_Text">python3 start_lex.py</text:span></text:p>
      <text:p text:style-name="Horizontal_20_Lin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4T09:31:58.634824525</meta:creation-date>
    <dc:date>2025-09-14T11:39:15.182755397</dc:date>
    <meta:editing-duration>PT1H36M15S</meta:editing-duration>
    <meta:editing-cycles>1</meta:editing-cycles>
    <meta:document-statistic meta:table-count="0" meta:image-count="0" meta:object-count="0" meta:page-count="4" meta:paragraph-count="112" meta:word-count="644" meta:character-count="5353" meta:non-whitespace-character-count="4790"/>
    <meta:generator>LibreOffice/7.3.7.2$Linux_X86_64 LibreOffice_project/30$Build-2</meta:generator>
  </office:meta>
</office:document-meta>
</file>